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sis@msis:~$ sudo git clone https://github.com/sreepathysois/docker-volumes-nodejs-app.git</text:p>
      <text:p text:style-name="Standard">[sudo] password for msis: </text:p>
      <text:p text:style-name="Standard">Cloning into 'docker-volumes-nodejs-app'...</text:p>
      <text:p text:style-name="Standard">remote: Enumerating objects: 21, done.</text:p>
      <text:p text:style-name="Standard">remote: Counting objects: 100% (21/21), done.</text:p>
      <text:p text:style-name="Standard">remote: Compressing objects: 100% (17/17), done.</text:p>
      <text:p text:style-name="Standard">remote: Total 21 (delta 4), reused 0 (delta 0), pack-reused 0 (from 0)</text:p>
      <text:p text:style-name="Standard">Receiving objects: 100% (21/21), 6.39 KiB | 6.39 MiB/s, done.</text:p>
      <text:p text:style-name="Standard">Resolving deltas: 100% (4/4), done.</text:p>
      <text:p text:style-name="Standard">msis@msis:~$ ks</text:p>
      <text:p text:style-name="Standard">ks: command not found</text:p>
      <text:p text:style-name="Standard">msis@msis:~$ ls</text:p>
      <text:p text:style-name="Standard">'\' <text:s text:c="28"/>Desktop <text:s text:c="22"/>MyMavenApp</text:p>
      <text:p text:style-name="Standard"><text:s/>agent.jar <text:s text:c="21"/>DevelperGroupPolicy.json <text:s text:c="5"/>phpmysql-app</text:p>
      <text:p text:style-name="Standard"><text:s/>a.save <text:s text:c="24"/>docker_test <text:s text:c="18"/>Pictures</text:p>
      <text:p text:style-name="Standard"><text:s/>bankapp <text:s text:c="23"/>docker-volumes-nodejs-app <text:s text:c="4"/>preetha</text:p>
      <text:p text:style-name="Standard"><text:s/>basic-php-website <text:s text:c="13"/>Documents <text:s text:c="20"/>pt</text:p>
      <text:p text:style-name="Standard"><text:s/>basic-php-website-book-album <text:s text:c="2"/>Downloads <text:s text:c="20"/>Public</text:p>
      <text:p text:style-name="Standard"><text:s/>bdajenkin <text:s text:c="21"/>file <text:s text:c="25"/>snap</text:p>
      <text:p text:style-name="Standard"><text:s/>bdajenkins <text:s text:c="20"/>java-jsp-maven-webapp-ci-cd <text:s text:c="2"/>streamlit_app.py</text:p>
      <text:p text:style-name="Standard"><text:s/>cafeapp <text:s text:c="23"/>lab <text:s text:c="26"/>Templates</text:p>
      <text:p text:style-name="Standard"><text:s/>Cafe_Dynamic_Website <text:s text:c="9"/>'Mallikarjuna G M_241047006' <text:s text:c="2"/>Videos</text:p>
      <text:p text:style-name="Standard"><text:s/>cafestatic <text:s text:c="20"/>Music <text:s text:c="24"/>ye</text:p>
      <text:p text:style-name="Standard"><text:s/>cafe-static-website <text:s text:c="11"/>myenv</text:p>
      <text:p text:style-name="Standard">msis@msis:~$ cd docker</text:p>
      <text:p text:style-name="Standard">docker_test/ <text:s text:c="14"/>docker-volumes-nodejs-app/</text:p>
      <text:p text:style-name="Standard">msis@msis:~$ cd docker-volumes-nodejs-app/</text:p>
      <text:p text:style-name="Standard">msis@msis:~/docker-volumes-nodejs-app$ ls</text:p>
      <text:p text:style-name="Standard">Dockerfile <text:s/>feedback <text:s/>package.json <text:s/>pages <text:s/>public <text:s/>server.js <text:s/>temp</text:p>
      <text:p text:style-name="Standard">msis@msis:~/docker-volumes-nodejs-app$ sudo nano Dockerfile </text:p>
      <text:p text:style-name="Standard">msis@msis:~/docker-volumes-nodejs-app$ sudo docker build -t nodeapp:v1 .</text:p>
      <text:p text:style-name="Standard">DEPRECATED: The legacy builder is deprecated and will be removed in a future release.</text:p>
      <text:p text:style-name="Standard"><text:s text:c="12"/>Install the buildx component to build images with BuildKit:</text:p>
      <text:p text:style-name="Standard"><text:s text:c="12"/>https://docs.docker.com/go/buildx/</text:p>
      <text:p text:style-name="Standard"/>
      <text:p text:style-name="Standard">Sending build context to Docker daemon <text:s/>77.31kB</text:p>
      <text:p text:style-name="Standard">Step 1/7 : FROM node:14</text:p>
      <text:p text:style-name="Standard">14: Pulling from library/node</text:p>
      <text:p text:style-name="Standard">2ff1d7c41c74: Downloading [============================================&gt; <text:s text:c="5"/>] <text:s/>44.97MB/50.45MB</text:p>
      <text:p text:style-name="Standard">2ff1d7c41c74: Downloading [=============================================&gt; <text:s text:c="4"/>] <text:s/>45.48MB/50.45MB</text:p>
      <text:p text:style-name="Standard">3d2201bd995c: Download complete </text:p>
      <text:p text:style-name="Standard">1de76e268b10: Downloading [==============================&gt; <text:s text:c="19"/>] <text:s/>32.06MB/51.88MB</text:p>
      <text:p text:style-name="Standard">1de76e268b10: Downloading [=================================&gt; <text:s text:c="16"/>] 2ff1d7c41c74: Pull complete </text:p>
      <text:p text:style-name="Standard">b253aeafeaa7: Pull complete </text:p>
      <text:p text:style-name="Standard">3d2201bd995c: Pull complete </text:p>
      <text:p text:style-name="Standard">1de76e268b10: Pull complete </text:p>
      <text:p text:style-name="Standard">d9a8df589451: Pull complete </text:p>
      <text:p text:style-name="Standard">6f51ee005dea: Pull complete </text:p>
      <text:p text:style-name="Standard"><text:soft-page-break/>5f32ed3c3f27: Pull complete </text:p>
      <text:p text:style-name="Standard">0c8cc2f24a4d: Pull complete </text:p>
      <text:p text:style-name="Standard">0d27a8e86132: Pull complete </text:p>
      <text:p text:style-name="Standard">Digest: sha256:a158d3b9b4e3fa813fa6c8c590b8f0a860e015ad4e59bbce5744d2f6fd8461aa</text:p>
      <text:p text:style-name="Standard">Status: Downloaded newer image for node:14</text:p>
      <text:p text:style-name="Standard"><text:s/>---&gt; 1d12470fa662</text:p>
      <text:p text:style-name="Standard">Step 2/7 : WORKDIR /app</text:p>
      <text:p text:style-name="Standard"><text:s/>---&gt; Running in 28c89eb3cc65</text:p>
      <text:p text:style-name="Standard">Removing intermediate container 28c89eb3cc65</text:p>
      <text:p text:style-name="Standard"><text:s/>---&gt; 2b1d1f502811</text:p>
      <text:p text:style-name="Standard">Step 3/7 : COPY package.json .</text:p>
      <text:p text:style-name="Standard"><text:s/>---&gt; 0686b9e18e17</text:p>
      <text:p text:style-name="Standard">Step 4/7 : RUN npm install</text:p>
      <text:p text:style-name="Standard"><text:s/>---&gt; Running in ea519277f3e3</text:p>
      <text:p text:style-name="Standard">npm notice created a lockfile as package-lock.json. You should commit this file.</text:p>
      <text:p text:style-name="Standard">npm WARN data-volume-example@1.0.0 No description</text:p>
      <text:p text:style-name="Standard">npm WARN data-volume-example@1.0.0 No repository field.</text:p>
      <text:p text:style-name="Standard"/>
      <text:p text:style-name="Standard">added 69 packages from 41 contributors and audited 69 packages in 10.93s</text:p>
      <text:p text:style-name="Standard"/>
      <text:p text:style-name="Standard">14 packages are looking for funding</text:p>
      <text:p text:style-name="Standard"><text:s text:c="2"/>run `npm fund` for details</text:p>
      <text:p text:style-name="Standard"/>
      <text:p text:style-name="Standard">found 0 vulnerabilities</text:p>
      <text:p text:style-name="Standard"/>
      <text:p text:style-name="Standard">Removing intermediate container ea519277f3e3</text:p>
      <text:p text:style-name="Standard"><text:s/>---&gt; be17b5465672</text:p>
      <text:p text:style-name="Standard">Step 5/7 : COPY . .</text:p>
      <text:p text:style-name="Standard"><text:s/>---&gt; 0ff3b89bff20</text:p>
      <text:p text:style-name="Standard">Step 6/7 : EXPOSE 80</text:p>
      <text:p text:style-name="Standard"><text:s/>---&gt; Running in 4f1f36dd63c6</text:p>
      <text:p text:style-name="Standard">Removing intermediate container 4f1f36dd63c6</text:p>
      <text:p text:style-name="Standard"><text:s/>---&gt; 2f4c100cebc1</text:p>
      <text:p text:style-name="Standard">Step 7/7 : CMD [ "node", "server.js" ]</text:p>
      <text:p text:style-name="Standard"><text:s/>---&gt; Running in 1cc3b5bc6b10</text:p>
      <text:p text:style-name="Standard">Removing intermediate container 1cc3b5bc6b10</text:p>
      <text:p text:style-name="Standard"><text:s/>---&gt; 8ccb5e409654</text:p>
      <text:p text:style-name="Standard">Successfully built 8ccb5e409654</text:p>
      <text:p text:style-name="Standard">Successfully tagged nodeapp:v1</text:p>
      <text:p text:style-name="Standard">msis@msis:~/docker-volumes-nodejs-app$ sudo docker run --name nodeapp -it -d -p 8020:80 nodeapp:v1</text:p>
      <text:p text:style-name="Standard">[sudo] password for msis: </text:p>
      <text:p text:style-name="Standard">6d3395d58a8c49b9954fdbb27106c7e73c8189f48a4ae7405ed44296a8d8e362</text:p>
      <text:p text:style-name="Standard">msis@msis:~/docker-volumes-nodejs-app$ sudo docker ps</text:p>
      <text:p text:style-name="Standard">CONTAINER ID <text:s text:c="2"/>IMAGE <text:s text:c="20"/>COMMAND <text:s text:c="17"/>CREATED <text:s text:c="9"/>STATUS <text:s text:c="9"/>PORTS <text:s text:c="38"/>NAMES</text:p>
      <text:p text:style-name="Standard">6d3395d58a8c <text:s text:c="2"/>nodeapp:v1 <text:s text:c="15"/>"docker-entrypoint.s…" <text:s text:c="2"/>7 seconds ago <text:s text:c="3"/>Up 5 seconds <text:s text:c="3"/>0.0.0.0:8020-&gt;80/tcp, :::8020-&gt;80/tcp <text:s text:c="6"/>nodeapp</text:p>
      <text:p text:style-name="Standard">a7bb46631130 <text:s text:c="2"/>sanjana0910/jspmaven:v1 <text:s text:c="2"/>"catalina.sh run" <text:s text:c="7"/>37 minutes ago <text:s text:c="2"/>Up 37 minutes <text:s text:c="2"/>0.0.0.0:8017-&gt;8080/tcp, :::8017-&gt;8080/tcp <text:s text:c="2"/>jspmaven</text:p>
      <text:p text:style-name="Standard">msis@msis:~/docker-volumes-nodejs-app$ sudo docker exec -it nodeapp bash</text:p>
      <text:p text:style-name="Standard">root@6d3395d58a8c:/app# ls</text:p>
      <text:p text:style-name="Standard"><text:soft-page-break/>Dockerfile <text:s/>node_modules <text:s text:c="6"/>package.json <text:s/>public<text:tab/>temp</text:p>
      <text:p text:style-name="Standard">feedback <text:s text:c="3"/>package-lock.json <text:s/>pages<text:tab/> <text:s text:c="4"/>server.js</text:p>
      <text:p text:style-name="Standard">root@6d3395d58a8c:/app# ls</text:p>
      <text:p text:style-name="Standard">Dockerfile <text:s/>node_modules <text:s text:c="6"/>package.json <text:s/>public<text:tab/>temp</text:p>
      <text:p text:style-name="Standard">feedback <text:s text:c="3"/>package-lock.json <text:s/>pages<text:tab/> <text:s text:c="4"/>server.js</text:p>
      <text:p text:style-name="Standard">root@6d3395d58a8c:/app# cd feedback</text:p>
      <text:p text:style-name="Standard">root@6d3395d58a8c:/app/feedback# ls</text:p>
      <text:p text:style-name="Standard">dummy <text:s/>user1.data.txt</text:p>
      <text:p text:style-name="Standard">root@6d3395d58a8c:/app/feedback# ls</text:p>
      <text:p text:style-name="Standard">dummy <text:s/>sanjana.data.txt <text:s/>user1.data.txt</text:p>
      <text:p text:style-name="Standard">root@6d3395d58a8c:/app/feedback# exit <text:s text:c="2"/></text:p>
      <text:p text:style-name="Standard">exit</text:p>
      <text:p text:style-name="Standard">msis@msis:~/docker-volumes-nodejs-app$ sudo docker rm -f nodeapp</text:p>
      <text:p text:style-name="Standard">nodeapp</text:p>
      <text:p text:style-name="Standard">msis@msis:~/docker-volumes-nodejs-app$ sudo docker run --name nodeapp -it -d -p 8020:80 nodeapp:v1</text:p>
      <text:p text:style-name="Standard">cd0f89e34d3a669bd886c5ec6035eed063cc253e98c162973c2ac3fbe73c86d8</text:p>
      <text:p text:style-name="Standard">msis@msis:~/docker-volumes-nodejs-app$ sudo docker exec -it nodeapp bash</text:p>
      <text:p text:style-name="Standard">root@cd0f89e34d3a:/app# cd feedback</text:p>
      <text:p text:style-name="Standard">root@cd0f89e34d3a:/app/feedback# ls</text:p>
      <text:p text:style-name="Standard">dummy</text:p>
      <text:p text:style-name="Standard">root@cd0f89e34d3a:/app/feedback# exit</text:p>
      <text:p text:style-name="Standard">exit</text:p>
      <text:p text:style-name="Standard">msis@msis:~/docker-volumes-nodejs-app$ sudo docker run --name nodeapp -it -d -p 8020:80 -v nodevolume:/app/feedback nodeapp:v1</text:p>
      <text:p text:style-name="Standard">docker: Error response from daemon: Conflict. The container name "/nodeapp" is already in use by container "cd0f89e34d3a669bd886c5ec6035eed063cc253e98c162973c2ac3fbe73c86d8". You have to remove (or rename) that container to be able to reuse that name.</text:p>
      <text:p text:style-name="Standard">See 'docker run --help'.</text:p>
      <text:p text:style-name="Standard">msis@msis:~/docker-volumes-nodejs-app$ sudo docker rm -f nodeapp</text:p>
      <text:p text:style-name="Standard">nodeapp</text:p>
      <text:p text:style-name="Standard">msis@msis:~/docker-volumes-nodejs-app$ sudo docker run --name nodeapp -it -d -p 8020:80 -v nodevolume:/app/feedback nodeapp:v</text:p>
      <text:p text:style-name="Standard">Unable to find image 'nodeapp:v' locally</text:p>
      <text:p text:style-name="Standard">docker: Error response from daemon: pull access denied for nodeapp, repository does not exist or may require 'docker login': denied: requested access to the resource is denied.</text:p>
      <text:p text:style-name="Standard">See 'docker run --help'.</text:p>
      <text:p text:style-name="Standard">msis@msis:~/docker-volumes-nodejs-app$ sudo docker run --name nodeapp -it -d -p 8020:80 -v nodevolume:/app/feedback nodeapp:v1</text:p>
      <text:p text:style-name="Standard">e1248a72ebcf6fe96b28bd3f3e31c0fd8e5ca20ca36440d7dc343e4ef38e1869</text:p>
      <text:p text:style-name="Standard">msis@msis:~/docker-volumes-nodejs-app$ sudo docker exec -it nodeapp bash</text:p>
      <text:p text:style-name="Standard">root@e1248a72ebcf:/app# cd feedback</text:p>
      <text:p text:style-name="Standard">root@e1248a72ebcf:/app/feedback# ls</text:p>
      <text:p text:style-name="Standard">dummy</text:p>
      <text:p text:style-name="Standard">root@e1248a72ebcf:/app/feedback# ls</text:p>
      <text:p text:style-name="Standard">dummy <text:s/>user1.data.txt</text:p>
      <text:p text:style-name="Standard">root@e1248a72ebcf:/app/feedback# exit</text:p>
      <text:p text:style-name="Standard">exit</text:p>
      <text:p text:style-name="Standard">msis@msis:~/docker-volumes-nodejs-app$ sudo docker rm -f nodeapp</text:p>
      <text:p text:style-name="Standard">nodeapp</text:p>
      <text:p text:style-name="Standard">msis@msis:~/docker-volumes-nodejs-app$ sudo docker run --name nodeapp -it -d -p 8020:80 -v nodevolume:/app/feedback nodeapp:v1</text:p>
      <text:p text:style-name="Standard"><text:soft-page-break/>55766280ad1562b971183e5525464e71dcffff6cc9f683c06a7b01034e090b0d</text:p>
      <text:p text:style-name="Standard">msis@msis:~/docker-volumes-nodejs-app$ sudo docker exec -it nodeapp bash</text:p>
      <text:p text:style-name="Standard">root@55766280ad15:/app# cd feedback</text:p>
      <text:p text:style-name="Standard">root@55766280ad15:/app/feedback# ls</text:p>
      <text:p text:style-name="Standard">dummy <text:s/>user1.data.txt</text:p>
      <text:p text:style-name="Standard">root@55766280ad15:/app/feedback# exit</text:p>
      <text:p text:style-name="Standard">exit</text:p>
      <text:p text:style-name="Standard">msis@msis:~/docker-volumes-nodejs-app$ sudo docker volume ls</text:p>
      <text:p text:style-name="Standard">DRIVER <text:s text:c="3"/>VOLUME NAME</text:p>
      <text:p text:style-name="Standard">local <text:s text:c="4"/>nodevolume</text:p>
      <text:p text:style-name="Standard">msis@msis:~/docker-volumes-nodejs-app$ cd /var/lib/docker/</text:p>
      <text:p text:style-name="Standard">bash: cd: /var/lib/docker/: Permission denied</text:p>
      <text:p text:style-name="Standard">msis@msis:~/docker-volumes-nodejs-app$ sudo passwd root</text:p>
      <text:p text:style-name="Standard">New password: </text:p>
      <text:p text:style-name="Standard">Retype new password: </text:p>
      <text:p text:style-name="Standard">passwd: password updated successfully</text:p>
      <text:p text:style-name="Standard">msis@msis:~/docker-volumes-nodejs-app$ su root</text:p>
      <text:p text:style-name="Standard">Password: </text:p>
      <text:p text:style-name="Standard">root@msis:/home/msis/docker-volumes-nodejs-app# cd</text:p>
      <text:p text:style-name="Standard">root@msis:~# ls</text:p>
      <text:p text:style-name="Standard">snap</text:p>
      <text:p text:style-name="Standard">root@msis:~# cd /var/lib/docker/</text:p>
      <text:p text:style-name="Standard">root@msis:/var/lib/docker# ls</text:p>
      <text:p text:style-name="Standard">buildkit <text:s text:c="3"/>engine-id <text:s/>network <text:s text:c="2"/>plugins <text:s text:c="2"/>swarm <text:s/>volumes</text:p>
      <text:p text:style-name="Standard">containers <text:s/>image <text:s text:c="5"/>overlay2 <text:s/>runtimes <text:s/>tmp</text:p>
      <text:p text:style-name="Standard">root@msis:/var/lib/docker# cd volumes</text:p>
      <text:p text:style-name="Standard">root@msis:/var/lib/docker/volumes# ls</text:p>
      <text:p text:style-name="Standard">backingFsBlockDev <text:s/>metadata.db <text:s/>nodevolume</text:p>
      <text:p text:style-name="Standard">root@msis:/var/lib/docker/volumes# cd _data/</text:p>
      <text:p text:style-name="Standard">bash: cd: _data/: No such file or directory</text:p>
      <text:p text:style-name="Standard">root@msis:/var/lib/docker/volumes# ls</text:p>
      <text:p text:style-name="Standard">backingFsBlockDev <text:s/>metadata.db <text:s/>nodevolume</text:p>
      <text:p text:style-name="Standard">root@msis:/var/lib/docker/volumes# cd nodevolume/</text:p>
      <text:p text:style-name="Standard">root@msis:/var/lib/docker/volumes/nodevolume# ls</text:p>
      <text:p text:style-name="Standard">_data</text:p>
      <text:p text:style-name="Standard">root@msis:/var/lib/docker/volumes/nodevolume# cd _data/</text:p>
      <text:p text:style-name="Standard">root@msis:/var/lib/docker/volumes/nodevolume/_data# ls</text:p>
      <text:p text:style-name="Standard">dummy <text:s/>user1.data.txt</text:p>
      <text:p text:style-name="Standard">root@msis:/var/lib/docker/volumes/nodevolume/_data# exit</text:p>
      <text:p text:style-name="Standard">exit</text:p>
      <text:p text:style-name="Standard">msis@msis:~/docker-volumes-nodejs-app$ sudo docker rm -f nodeapp</text:p>
      <text:p text:style-name="Standard">nodeapp</text:p>
      <text:p text:style-name="Standard">msis@msis:~/docker-volumes-nodejs-app$ ls</text:p>
      <text:p text:style-name="Standard">Dockerfile <text:s/>feedback <text:s/>package.json <text:s/>pages <text:s/>public <text:s/>server.js <text:s/>temp</text:p>
      <text:p text:style-name="Standard">msis@msis:~/docker-volumes-nodejs-app$ sudo mkdir muvolume/</text:p>
      <text:p text:style-name="Standard">msis@msis:~/docker-volumes-nodejs-app$ cd muvolume</text:p>
      <text:p text:style-name="Standard">msis@msis:~/docker-volumes-nodejs-app/muvolume$ ls</text:p>
      <text:p text:style-name="Standard">msis@msis:~/docker-volumes-nodejs-app/muvolume$ sudo touch user3.data.txt</text:p>
      <text:p text:style-name="Standard">msis@msis:~/docker-volumes-nodejs-app/muvolume$ sudo touch user4.data.txt</text:p>
      <text:p text:style-name="Standard">msis@msis:~/docker-volumes-nodejs-app/muvolume$ sudo docker run --name nodeapp -it -d -p 8020:80 -v /home/msis/muvolume:/app/feedback nodeapp:v1</text:p>
      <text:p text:style-name="Standard">\ <text:s text:c="28"/>lab/</text:p>
      <text:p text:style-name="Standard"><text:soft-page-break/>agent.jar <text:s text:c="20"/>.lesshst</text:p>
      <text:p text:style-name="Standard">a.save <text:s text:c="23"/>.local/</text:p>
      <text:p text:style-name="Standard">bankapp/ <text:s text:c="21"/>Mallikarjuna G M_241047006/</text:p>
      <text:p text:style-name="Standard">.bash_history <text:s text:c="16"/>.mozilla/</text:p>
      <text:p text:style-name="Standard">.bash_logout <text:s text:c="17"/>Music/</text:p>
      <text:p text:style-name="Standard">.bashrc <text:s text:c="22"/>myenv/</text:p>
      <text:p text:style-name="Standard">basic-php-website/ <text:s text:c="11"/>MyMavenApp/</text:p>
      <text:p text:style-name="Standard">basic-php-website-book-album/ .packettracer</text:p>
      <text:p text:style-name="Standard">bdajenkin/ <text:s text:c="19"/>phpmysql-app/</text:p>
      <text:p text:style-name="Standard">bdajenkins/ <text:s text:c="18"/>Pictures/</text:p>
      <text:p text:style-name="Standard">.cache/ <text:s text:c="22"/>.pki/</text:p>
      <text:p text:style-name="Standard">cafeapp/ <text:s text:c="21"/>preetha/</text:p>
      <text:p text:style-name="Standard">Cafe_Dynamic_Website/ <text:s text:c="8"/>.profile</text:p>
      <text:p text:style-name="Standard">cafestatic/ <text:s text:c="18"/>pt/</text:p>
      <text:p text:style-name="Standard">cafe-static-website/ <text:s text:c="9"/>Public/</text:p>
      <text:p text:style-name="Standard">.config/ <text:s text:c="21"/>snap/</text:p>
      <text:p text:style-name="Standard">Desktop/ <text:s text:c="21"/>.ssh/</text:p>
      <text:p text:style-name="Standard">DevelperGroupPolicy.json <text:s text:c="5"/>.streamlit/</text:p>
      <text:p text:style-name="Standard">docker_test/ <text:s text:c="17"/>streamlit_app.py</text:p>
      <text:p text:style-name="Standard">docker-volumes-nodejs-app/ <text:s text:c="3"/>.sudo_as_admin_successful</text:p>
      <text:p text:style-name="Standard">Documents/ <text:s text:c="19"/>Templates/</text:p>
      <text:p text:style-name="Standard">Downloads/ <text:s text:c="19"/>.thunderbird/</text:p>
      <text:p text:style-name="Standard">file/ <text:s text:c="24"/>Videos/</text:p>
      <text:p text:style-name="Standard">.git/ <text:s text:c="24"/>.wget-hsts</text:p>
      <text:p text:style-name="Standard">.gnupg/ <text:s text:c="22"/>.wine/</text:p>
      <text:p text:style-name="Standard">java-jsp-maven-webapp-ci-cd/ <text:s/>ye</text:p>
      <text:p text:style-name="Standard">.kube/ <text:s text:c="23"/></text:p>
      <text:p text:style-name="Standard">msis@msis:~/docker-volumes-nodejs-app/muvolume$ sudo docker run --name nodeapp -it -d -p 8020:80 -v /home/msis/docker-muvolume:/app/feedback nodeapp:v1</text:p>
      <text:p text:style-name="Standard">ee94b3a477f558700f2d432f8db63e8736826ee92827e933f447c12381104e17</text:p>
      <text:p text:style-name="Standard">msis@msis:~/docker-volumes-nodejs-app/muvolume$ sudo docker exec -it nodeapp bash</text:p>
      <text:p text:style-name="Standard">root@ee94b3a477f5:/app# cd f</text:p>
      <text:p text:style-name="Standard">bash: cd: f: No such file or directory</text:p>
      <text:p text:style-name="Standard">root@ee94b3a477f5:/app# cd feedback</text:p>
      <text:p text:style-name="Standard">root@ee94b3a477f5:/app/feedback# ls</text:p>
      <text:p text:style-name="Standard">root@ee94b3a477f5:/app/feedback# touch user5.data.txt</text:p>
      <text:p text:style-name="Standard">root@ee94b3a477f5:/app/feedback# ls</text:p>
      <text:p text:style-name="Standard">user5.data.txt</text:p>
      <text:p text:style-name="Standard">root@ee94b3a477f5:/app/feedback# exit</text:p>
      <text:p text:style-name="Standard">exit</text:p>
      <text:p text:style-name="Standard">msis@msis:~/docker-volumes-nodejs-app/muvolume$ ls</text:p>
      <text:p text:style-name="Standard">user3.data.txt <text:s/>user4.data.txt</text:p>
      <text:p text:style-name="Standard">msis@msis:~/docker-volumes-nodejs-app/muvolume$ sudo docker volume create dockervolume</text:p>
      <text:p text:style-name="Standard">dockervolume</text:p>
      <text:p text:style-name="Standard">msis@msis:~/docker-volumes-nodejs-app/muvolume$ sudo docker volume ls</text:p>
      <text:p text:style-name="Standard">DRIVER <text:s text:c="3"/>VOLUME NAME</text:p>
      <text:p text:style-name="Standard">local <text:s text:c="4"/>dockervolume</text:p>
      <text:p text:style-name="Standard">local <text:s text:c="4"/>nodevolume</text:p>
      <text:p text:style-name="Standard">msis@msis:~/docker-volumes-nodejs-app/muvolume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5:28:56.335742592</meta:creation-date>
    <dc:date>2025-02-12T15:30:04.416601586</dc:date>
    <meta:editing-duration>PT1M10S</meta:editing-duration>
    <meta:editing-cycles>1</meta:editing-cycles>
    <meta:document-statistic meta:table-count="0" meta:image-count="0" meta:object-count="0" meta:page-count="5" meta:paragraph-count="234" meta:word-count="964" meta:character-count="10957" meta:non-whitespace-character-count="9027"/>
    <meta:generator>LibreOffice/7.3.7.2$Linux_X86_64 LibreOffice_project/30$Build-2</meta:generator>
  </office:meta>
</office:document-meta>
</file>